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fo:language="de" fo:country="DE" officeooo:paragraph-rsid="001090ba"/>
    </style:style>
    <style:style style:name="P4" style:family="paragraph" style:parent-style-name="Standard">
      <style:paragraph-properties fo:margin-top="0cm" fo:margin-bottom="0.25cm" style:contextual-spacing="false" fo:line-height="115%"/>
      <style:text-properties fo:language="de" fo:country="DE" officeooo:rsid="0010c99d" officeooo:paragraph-rsid="0010c99d"/>
    </style:style>
    <style:style style:name="P5" style:family="paragraph" style:parent-style-name="Standard">
      <style:paragraph-properties fo:margin-top="0cm" fo:margin-bottom="0.25cm" style:contextual-spacing="false" fo:line-height="115%"/>
      <style:text-properties fo:language="de" fo:country="DE" officeooo:rsid="0012afe9" officeooo:paragraph-rsid="00140f6c"/>
    </style:style>
    <style:style style:name="P6" style:family="paragraph" style:parent-style-name="Title" style:master-page-name="First_20_Page">
      <style:paragraph-properties style:page-number="auto"/>
      <style:text-properties officeooo:paragraph-rsid="001090ba"/>
    </style:style>
    <style:style style:name="P7" style:family="paragraph" style:parent-style-name="Text_20_body">
      <style:text-properties fo:language="de" fo:country="DE" officeooo:rsid="00140f6c" officeooo:paragraph-rsid="00140f6c"/>
    </style:style>
    <style:style style:name="P8" style:family="paragraph" style:parent-style-name="Text_20_body">
      <style:text-properties fo:language="de" fo:country="DE" officeooo:rsid="0014cc50" officeooo:paragraph-rsid="0014cc50"/>
    </style:style>
    <style:style style:name="P9" style:family="paragraph" style:parent-style-name="Text_20_body">
      <style:text-properties fo:language="de" fo:country="DE" officeooo:rsid="00169b60" officeooo:paragraph-rsid="00169b60"/>
    </style:style>
    <style:style style:name="P10" style:family="paragraph" style:parent-style-name="Text_20_body">
      <style:text-properties fo:language="de" fo:country="DE" officeooo:rsid="00169b60" officeooo:paragraph-rsid="00140f6c"/>
    </style:style>
    <style:style style:name="P11" style:family="paragraph" style:parent-style-name="Text_20_body">
      <style:text-properties fo:language="de" fo:country="DE" officeooo:paragraph-rsid="001090ba"/>
    </style:style>
    <style:style style:name="P12" style:family="paragraph" style:parent-style-name="Text_20_body">
      <style:text-properties officeooo:paragraph-rsid="001090ba"/>
    </style:style>
    <style:style style:name="P13" style:family="paragraph" style:parent-style-name="Subtitle">
      <style:text-properties officeooo:paragraph-rsid="001090ba"/>
    </style:style>
    <style:style style:name="P14" style:family="paragraph" style:parent-style-name="Subtitle">
      <style:text-properties officeooo:rsid="001090ba" officeooo:paragraph-rsid="001090ba"/>
    </style:style>
    <style:style style:name="P15" style:family="paragraph" style:parent-style-name="Heading_20_1" style:list-style-name="">
      <style:paragraph-properties fo:margin-left="0cm" fo:margin-right="0cm" fo:text-indent="0cm" style:auto-text-indent="false"/>
      <style:text-properties officeooo:paragraph-rsid="001090ba"/>
    </style:style>
    <style:style style:name="P16" style:family="paragraph" style:parent-style-name="Heading_20_1" style:list-style-name="WWNum1">
      <style:text-properties officeooo:paragraph-rsid="001090ba"/>
    </style:style>
    <style:style style:name="P17" style:family="paragraph" style:parent-style-name="Standard">
      <style:paragraph-properties fo:margin-top="0cm" fo:margin-bottom="0.25cm" style:contextual-spacing="false" fo:line-height="115%"/>
      <style:text-properties fo:language="de" fo:country="DE" officeooo:rsid="001a79c6" officeooo:paragraph-rsid="001a79c6"/>
    </style:style>
    <style:style style:name="P18" style:family="paragraph" style:parent-style-name="Standard">
      <style:paragraph-properties fo:margin-top="0cm" fo:margin-bottom="0.25cm" style:contextual-spacing="false" fo:line-height="115%"/>
      <style:text-properties officeooo:paragraph-rsid="001a79c6"/>
    </style:style>
    <style:style style:name="T1" style:family="text">
      <style:text-properties fo:color="#000000" loext:opacity="100%" fo:font-size="10.5pt" fo:language="de" fo:country="DE" style:font-size-asian="10.5pt"/>
    </style:style>
    <style:style style:name="T2" style:family="text">
      <style:text-properties fo:language="de" fo:country="DE"/>
    </style:style>
    <style:style style:name="T3" style:family="text">
      <style:text-properties fo:language="de" fo:country="DE" officeooo:rsid="0019a0ff"/>
    </style:style>
    <style:style style:name="T4" style:family="text">
      <style:text-properties fo:language="de" fo:country="DE" officeooo:rsid="001a79c6"/>
    </style:style>
    <style:style style:name="T5" style:family="text">
      <style:text-properties officeooo:rsid="0012afe9"/>
    </style:style>
    <style:style style:name="T6" style:family="text">
      <style:text-properties officeooo:rsid="00140f6c"/>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officeooo:rsid="0014cc50"/>
    </style:style>
    <style:style style:name="T10" style:family="text">
      <style:text-properties style:text-underline-style="none" officeooo:rsid="00173e13"/>
    </style:style>
    <style:style style:name="T11" style:family="text">
      <style:text-properties officeooo:rsid="0019a0ff"/>
    </style:style>
    <style:style style:name="T12" style:family="text">
      <style:text-properties style:use-window-font-color="true" loext:opacity="0%"/>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2"><text:span text:style-name="T3">Au</text:span><text:span text:style-name="T4">f</text:span><text:span text:style-name="T3">gabe 1</text:span><text:span text:style-name="T2">: </text:span><text:span text:style-name="T3">Hopsitexte</text:span></text:p>
      <text:p text:style-name="P13" loext:marker-style-name="T2"><text:span text:style-name="T2">Team-ID: 01005</text:span></text:p>
      <text:p text:style-name="P13" loext:marker-style-name="T2"><text:span text:style-name="T2">Team: Jonathan</text:span></text:p>
      <text:p text:style-name="P13" loext:marker-style-name="T2"><text:span text:style-name="T2">Bearbeiter/-innen dieser Aufgabe: Jonathan Salomo</text:span></text:p>
      <text:p text:style-name="P14" loext:marker-style-name="T2"><text:span text:style-name="T2"><text:date style:data-style-name="N41" text:date-value="2024-11-09T13:56:06.878999909">9.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2</text:a></text:p>
          <text:p text:style-name="P1"><text:a xlink:type="simple" xlink:href="#__RefHeading___Toc2236_4178761632" text:style-name="Index_20_Link" text:visited-style-name="Index_20_Link">Beispiele<text:tab/>3</text:a></text:p>
          <text:p text:style-name="P1"><text:a xlink:type="simple" xlink:href="#__RefHeading___Toc2238_4178761632" text:style-name="Index_20_Link" text:visited-style-name="Index_20_Link">Quellcode<text:tab/>29</text:a></text:p>
        </text:index-body>
      </text:table-of-content>
      <text:h text:style-name="P15" text:outline-level="1"/>
      <text:h text:style-name="P15" text:outline-level="1" loext:marker-style-name="T2"><text:bookmark-start text:name="__RefHeading___Toc2232_4178761632"/><text:span text:style-name="T2">Lösungsidee</text:span><text:bookmark-end text:name="__RefHeading___Toc2232_4178761632"/></text:h>
      <text:p text:style-name="P17">Diese Aufgabe lässt sehr viel Spielraum für die Lösung offen. Ich habe sie so verstanden das die Lösung ein Texteditor ähnliches Programm sein soll, welches es durch verschiedene Funktionen sehr einfach macht einen <text:span text:style-name="T11">Hopsitext</text:span> zu schreiben. </text:p>
      <text:p text:style-name="P17">Um dies umzusetzen habe ich mit als erstes überlegt warum es so oft vorkommt, dass beide Spieler an der selben Stelle aus dem Text springen. Hierbei fällt auf das es von einem Buchstaben, auf den einer der beiden Spieler springt, immer genau selben Weg aus dem Text genommen werden muss. Dies ist der Fall, da die Sprungdistanzen nicht wie bei anderen Spielen wie zum Beispiel „Mensch ärgere dich nicht“ durch einen Würfel oder ähnliches zufällig gemacht werden, oder zumindest einen gewissen Anteil an Zufal<text:span text:style-name="T12">l enthalten. Stattdessen hängen sie beim Texthopsen nur von dem Buchstaben ab von dem ein Spieler los springt. Diese Eigenart des Spieles sorgt dafür, dass wenn einmal beide Spieler an der Selben Stelle im Text landen sie immer auch an der selben stelle herausspringen werden. Dieses Verhalten tritt bei längeren Texten dementsprechend a</text:span>uch öfter auf, da hier mehr Möglichkeiten sind an der Selben stelle zu landen.</text:p>
      <text:p text:style-name="P18"><text:span text:style-name="T4">Wenn wir nun also einen Hopsitext schreiben wollen müssen wir nur dafür sorgen, dass nie beide Spieler auf die Selbe Stelle springen, da sie dann auch nie an der selben Stelle aus dem Text springen werden. </text:span><text:span text:style-name="T4"/></text:p>
      <text:p text:style-name="P17">Um es Zara möglichst einfach zu machen, dies zu erreichen habe ich den „Hopsitext Editor 3000“ entwickelt. Dieser basiert stark auf der Lösung die Ich für die Junidraufgabe 2 eingereicht habe. Ich <text:soft-page-break/>habe diese schon so geschrieben, dass sie den Weg den die Spieler ge hopst sind in der Selben vorm eines eingefärbten Textes auszugeben vermark wie er auf dem Aufgabenblatt zu finden ist. </text:p>
      <text:p text:style-name="P17">Um mit dem Hopsitext Editor 3000 zu arbeiten beginnt man nun mit dem ersten Wort das man schreiben will. Dieser rechnet nun genauso wie die erste Aufgabe aus, was passieren würde wenn man mit diesem Text/Wort Texthopsen spielen würde. Dies gibt er dann aus, indem er den gesamten Text mit eingefärbten Sprung-Positionen ausgibt. Zusätzlich dazu gibt er dann noch eine Zeile mit nullen zurück die jeweils führ einen Buchstaben stehen, der an den Text angefügt wird. In diesen sind auch die nächsten Positionen markiert, auf die die beiden Spieler springen würden.</text:p>
      <text:p text:style-name="P17">Nun ist es die Aufgabe von Zara sich ihr nächstes Wort beziehungsweise ihren nächsten Satzteil zu überlegen. Diesen sollte sie nun so weit eintippen bis sie einen Buchstaben unter der ersten Null platziert, welche eingefärbt ist. Hierbei ist zu beachten, dass sie auch sehr viel mehr eintippen kann dann aber riskiert viel neu schreiben zu müssen, wenn die Spieler irgendwo innerhalb ihres Textes auf die selbe Stelle springen, weshalb hiervon stark abgeraten wird. Auch wichtig ist das nach den Regeln Leerzeichen und andere nicht-Buchstaben dafür sorgen, dass die Nullen und Buchstaben versetzt zueignender sein können was ein weiter Grund dafür ist eher kleine Textabschnitte zu schreiben. </text:p>
      <text:p text:style-name="P17">Wenn Zara dies getan hat berechnet der Hopsitext Editor 3000 nun die nächsten Sprünge nach der selben Logik wie schon am Anfang. Dies Ablauf wiederholt sich solange bis bei einer der Berechnungen beide Spieler auf das selbe Feld springen. Wenn dies passiert setzt der Editor den Text auf die Version zurück vor der letzten Eingabe, die der Auslöser hierfür sein muss, wenn der Hopsitext Editor 3000 wie empfohlen verwendet wird. Dem Nutzer wird daraufhin gesagt, dass er etwas anderes schreiben muss, da es sonst einen Konflikt gibt und dieser darf weiterschreiben. </text:p>
      <text:p text:style-name="P17">Dies geht solange weiter bis der Benutzer „end“ eintippt. Dann wird das Programm beendet und der Text ist fertig geschrieben.</text:p>
      <text:p text:style-name="P17">Wenn man während der Bearbeitung irgendwann mal einen Fehler einbaut kann man die Letzt Eingabe durch die Eingabe von „back“ wieder rückgängig machen. </text:p>
      <text:p text:style-name="P3"/>
      <text:list xml:id="list569895967" text:style-name="WWNum1">
        <text:list-item>
          <text:h text:style-name="P16" text:outline-level="1" loext:marker-style-name="T2"><text:bookmark-start text:name="__RefHeading___Toc2234_4178761632"/><text:span text:style-name="T2">Umsetzung</text:span><text:bookmark-end text:name="__RefHeading___Toc2234_4178761632"/></text:h>
        </text:list-item>
      </text:list>
      <text:p text:style-name="P10" loext:marker-style-name="T2"><text:span text:style-name="T10"/></text:p>
      <text:list xml:id="list135608463657472" text:continue-numbering="true" text:style-name="WWNum1">
        <text:list-item>
          <text:h text:style-name="P16" text:outline-level="1" loext:marker-style-name="T2"><text:span text:style-name="T2">Beispiele</text:span></text:h>
        </text:list-item>
      </text:list>
      <text:p text:style-name="P12" loext:marker-style-name="T2"><text:span text:style-name="T2"/></text:p>
      <text:p text:style-name="P3" loext:marker-style-name="T2"/>
      <text:h text:style-name="P15" text:outline-level="1" loext:marker-style-name="T2"><text:bookmark-start text:name="__RefHeading___Toc2238_4178761632"/><text:span text:style-name="T2">Quellcode</text:span><text:bookmark-end text:name="__RefHeading___Toc2238_4178761632"/></text:h>
      <text:p text:style-name="P12" loext:marker-style-name="T2"><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7.5.4.2$Windows_X86_64 LibreOffice_project/36ccfdc35048b057fd9854c757a8b67ec53977b6</meta:generator>
    <dc:date>2024-11-09T13:56:06.832000000</dc:date>
    <meta:editing-duration>PT1H11M53S</meta:editing-duration>
    <meta:editing-cycles>5</meta:editing-cycles>
    <meta:document-statistic meta:table-count="0" meta:image-count="0" meta:object-count="0" meta:page-count="2" meta:paragraph-count="24" meta:word-count="645" meta:character-count="4071" meta:non-whitespace-character-count="3443"/>
  </office:meta>
</office:document-meta>
</file>